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59fd" officeooo:paragraph-rsid="000c59fd"/>
    </style:style>
    <style:style style:name="P2" style:family="paragraph" style:parent-style-name="Standard">
      <style:paragraph-properties fo:text-align="start" style:justify-single-word="false"/>
      <style:text-properties officeooo:rsid="000c59fd" officeooo:paragraph-rsid="000c59fd"/>
    </style:style>
    <style:style style:name="P3" style:family="paragraph" style:parent-style-name="Text_20_body">
      <style:text-properties officeooo:rsid="000c59fd" officeooo:paragraph-rsid="000e3639"/>
    </style:style>
    <style:style style:name="P4" style:family="paragraph" style:parent-style-name="Text_20_body">
      <style:text-properties officeooo:paragraph-rsid="000c59fd"/>
    </style:style>
    <style:style style:name="T1" style:family="text">
      <style:text-properties officeooo:rsid="000c59fd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02122" style:font-name="sans-serif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202122" fo:letter-spacing="normal"/>
    </style:style>
    <style:style style:name="T5" style:family="text">
      <style:text-properties fo:font-variant="normal" fo:text-transform="none" fo:color="#202122" fo:font-size="11pt" fo:letter-spacing="normal" style:font-size-asian="11pt" style:font-size-complex="11pt"/>
    </style:style>
    <style:style style:name="T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font-size="11pt" fo:letter-spacing="normal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11pt" fo:letter-spacing="normal" fo:font-style="normal" style:text-underline-style="none" fo:font-weight="normal" style:text-blinking="false" style:font-size-asian="11pt" style:font-size-complex="11pt"/>
    </style:style>
    <style:style style:name="T10" style:family="text">
      <style:text-properties fo:font-variant="normal" fo:text-transform="none" fo:color="#c9211e" style:font-name="sans-serif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c9211e" fo:font-size="11pt" fo:letter-spacing="normal" style:font-size-asian="11pt" style:font-size-complex="11pt"/>
    </style:style>
    <style:style style:name="T12" style:family="text">
      <style:text-properties fo:font-variant="normal" fo:text-transform="none" fo:color="#c9211e" style:text-line-through-style="none" style:text-line-through-type="none" style:font-name="sans-serif" fo:font-size="11pt" fo:letter-spacing="normal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13" style:family="text">
      <style:text-properties fo:font-variant="normal" fo:text-transform="none" fo:color="#c9211e" style:text-line-through-style="none" style:text-line-through-type="none" style:font-name="sans-serif" fo:font-size="11pt" fo:letter-spacing="normal" fo:font-style="normal" style:text-underline-style="none" fo:font-weight="normal" style:text-blinking="false" style:font-size-asian="11pt" style:font-size-complex="11pt"/>
    </style:style>
    <style:style style:name="T14" style:family="text"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fo:color="#000000" fo:font-size="11pt" fo:letter-spacing="normal" style:font-size-asian="11pt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font-name="sans-serif" fo:font-size="11pt" fo:letter-spacing="normal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font-name="sans-serif" fo:font-size="11pt" fo:letter-spacing="normal" fo:font-style="normal" style:text-underline-style="none" fo:font-weight="normal" style:text-blinking="false" style:font-size-asian="11pt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style:text-blinking="false" style:font-size-asian="11pt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23" style:family="text">
      <style:text-properties fo:font-variant="normal" fo:text-transform="none" fo:color="#000000" style:font-name="Liberation Serif" fo:font-size="11pt" fo:letter-spacing="normal" style:font-size-asian="11pt" style:font-size-complex="11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inglês</text:p>
      <text:p text:style-name="P1"/>
      <text:p text:style-name="P2">1-a)Pare que sua invenção scaneie e preserve o patrimonio historico mundial.</text:p>
      <text:p text:style-name="P2">b)A tecnologia de scanner 3d</text:p>
      <text:p text:style-name="P2">c)Scanneando coisas 3d</text:p>
      <text:p text:style-name="P2">d)São arquivados nos mínimos detalhes.</text:p>
      <text:p text:style-name="P4">e<text:span text:style-name="T1">)</text:span></text:p>
      <text:p text:style-name="P3">f)<text:span text:style-name="T24">CyArk</text:span><text:span text:style-name="T25"> </text:span><text:span text:style-name="T24">is a </text:span><text:a xlink:type="simple" xlink:href="https://en.wikipedia.org/wiki/501(c)(3)" text:style-name="Internet_20_link" text:visited-style-name="Visited_20_Internet_20_Link"><text:span text:style-name="T20">501(c)(3)</text:span></text:a><text:span text:style-name="T25"> </text:span><text:span text:style-name="T24">nonprofit organization located in </text:span><text:a xlink:type="simple" xlink:href="https://en.wikipedia.org/wiki/Oakland,_California" text:style-name="Internet_20_link" text:visited-style-name="Visited_20_Internet_20_Link"><text:span text:style-name="T20">Oakland, California</text:span></text:a><text:span text:style-name="T24">, United States founded in 2003 . CyArk's mission is to "digitally record, archive and share the world's most significant cultural heritage and ensure that these places continue to inspire wonder and curiosity for decades to come."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0:52:51.192042738</meta:creation-date>
    <dc:date>2020-10-27T11:07:10.938935556</dc:date>
    <meta:editing-duration>PT4M9S</meta:editing-duration>
    <meta:editing-cycles>1</meta:editing-cycles>
    <meta:document-statistic meta:table-count="0" meta:image-count="0" meta:object-count="0" meta:page-count="1" meta:paragraph-count="7" meta:word-count="74" meta:character-count="492" meta:non-whitespace-character-count="425"/>
    <meta:generator>LibreOffice/6.4.6.2$Linux_X86_64 LibreOffice_project/40$Build-2</meta:generator>
  </office:meta>
</office:document-meta>
</file>